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300000057F53B7522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15cm" svg:x="0.249cm" svg:y="0.241cm">
          <draw:image xlink:href="Pictures/200000020000015300000057F53B7522.eps" xlink:type="simple" xlink:show="embed" xlink:actuate="onLoad">
            <text:p/>
          </draw:image>
        </draw:frame>
        <draw:frame draw:style-name="gr2" draw:layer="layout" svg:width="0.434cm" svg:height="0.469cm" svg:x="0.497cm" svg:y="0.3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38cm" svg:height="0.529cm" svg:x="0.395cm" svg:y="0.9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38cm" svg:height="0.529cm" svg:x="0.433cm" svg:y="1.732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6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4T10:53:32</dc:date>
    <dc:creator>kkk </dc:creator>
    <meta:editing-duration>PT14H30M58S</meta:editing-duration>
    <meta:editing-cycles>57</meta:editing-cycles>
    <meta:generator>LibreOffice/3.3$Linux LibreOffice_project/330m19$Build-401</meta:generator>
    <meta:document-statistic meta:object-count="4"/>
  </office:meta>
</office:document-meta>
</file>

<file path=Object 1/content.xml><?xml version="1.0" encoding="utf-8"?>
<math xmlns="http://www.w3.org/1998/Math/MathML">
  <semantics>
    <mi>S</mi>
    <annotation encoding="StarMath 5.0">S</annotation>
  </semantics>
</math>
</file>

<file path=Object 2/content.xml><?xml version="1.0" encoding="utf-8"?>
<math xmlns="http://www.w3.org/1998/Math/MathML">
  <semantics>
    <msub>
      <mi>R</mi>
      <mi>a</mi>
    </msub>
    <annotation encoding="StarMath 5.0">R_a</annotation>
  </semantics>
</math>
</file>

<file path=Object 3/content.xml><?xml version="1.0" encoding="utf-8"?>
<math xmlns="http://www.w3.org/1998/Math/MathML">
  <semantics>
    <msub>
      <mi>R</mi>
      <mi>b</mi>
    </msub>
    <annotation encoding="StarMath 5.0">R_b</annotation>
  </semantics>
</math>
</file>